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Text_20_body" style:list-style-name="L1">
      <style:paragraph-properties fo:margin-left="0in" fo:margin-right="0in" fo:margin-top="0in" fo:margin-bottom="0in" style:contextual-spacing="false" fo:text-indent="0in" style:auto-text-indent="false"/>
    </style:style>
    <style:style style:name="P4" style:family="paragraph" style:parent-style-name="Text_20_body" style:list-style-name="L2">
      <style:paragraph-properties fo:margin-left="0in" fo:margin-right="0in" fo:margin-top="0in" fo:margin-bottom="0in" style:contextual-spacing="false" fo:text-indent="0in" style:auto-text-indent="false"/>
    </style:style>
    <style:style style:name="P5" style:family="paragraph" style:parent-style-name="Text_20_body" style:list-style-name="L3">
      <style:paragraph-properties fo:margin-left="0in" fo:margin-right="0in" fo:margin-top="0in" fo:margin-bottom="0in" style:contextual-spacing="false" fo:text-indent="0in" style:auto-text-indent="false"/>
    </style:style>
    <style:style style:name="P6" style:family="paragraph" style:parent-style-name="Text_20_body" style:list-style-name="L4">
      <style:paragraph-properties fo:margin-left="0in" fo:margin-right="0in" fo:margin-top="0in" fo:margin-bottom="0in" style:contextual-spacing="false" fo:text-indent="0in" style:auto-text-indent="false"/>
    </style:style>
    <style:style style:name="P7" style:family="paragraph" style:parent-style-name="Text_20_body" style:list-style-name="L5">
      <style:paragraph-properties fo:margin-left="0in" fo:margin-right="0in" fo:margin-top="0in" fo:margin-bottom="0in" style:contextual-spacing="false" fo:text-indent="0in" style:auto-text-indent="false"/>
    </style:style>
    <style:style style:name="P8" style:family="paragraph" style:parent-style-name="Text_20_body" style:list-style-name="L6">
      <style:paragraph-properties fo:margin-left="0in" fo:margin-right="0in" fo:margin-top="0in" fo:margin-bottom="0in" style:contextual-spacing="false" fo:text-indent="0in" style:auto-text-indent="false"/>
    </style:style>
    <style:style style:name="P9" style:family="paragraph" style:parent-style-name="Text_20_body" style:list-style-name="L7">
      <style:paragraph-properties fo:margin-left="0in" fo:margin-right="0in" fo:margin-top="0in" fo:margin-bottom="0in" style:contextual-spacing="false" fo:text-indent="0in" style:auto-text-indent="false"/>
    </style:style>
    <style:style style:name="P10" style:family="paragraph" style:parent-style-name="Text_20_body" style:list-style-name="L8">
      <style:paragraph-properties fo:margin-left="0in" fo:margin-right="0in" fo:margin-top="0in" fo:margin-bottom="0in" style:contextual-spacing="false" fo:text-indent="0in" style:auto-text-indent="false"/>
    </style:style>
    <style:style style:name="P11" style:family="paragraph" style:parent-style-name="Text_20_body" style:list-style-name="L9">
      <style:paragraph-properties fo:margin-left="0in" fo:margin-right="0in" fo:margin-top="0in" fo:margin-bottom="0in" style:contextual-spacing="false" fo:text-indent="0in" style:auto-text-indent="false"/>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text:start-value="4">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8">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12">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16">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18">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text:start-value="20">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23">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25">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p>
      <text:p text:style-name="P2"><text:span text:style-name="Strong_20_Emphasis">CloudWatch Fundamentals:</text:span></text:p>
      <text:p text:style-name="P2"><text:span text:style-name="Strong_20_Emphasis"/></text:p>
      <text:list text:style-name="L1">
        <text:list-item>
          <text:p text:style-name="P3"><text:span text:style-name="Strong_20_Emphasis">What is AWS CloudWatch?</text:span></text:p>
          <text:list>
            <text:list-item>
              <text:p text:style-name="P3">CloudWatch is a monitoring and observability service offered by AWS that provides insights into the performance, health, and resource utilization of your AWS resources.</text:p>
              <text:p text:style-name="P3"/>
            </text:list-item>
          </text:list>
        </text:list-item>
        <text:list-item>
          <text:p text:style-name="P3"><text:span text:style-name="Strong_20_Emphasis">What are the key benefits of using CloudWatch?</text:span></text:p>
          <text:list>
            <text:list-item>
              <text:p text:style-name="P3"><text:span text:style-name="Strong_20_Emphasis">Centralized monitoring:</text:span> Offers a single pane of glass for monitoring various AWS services and applications.</text:p>
            </text:list-item>
            <text:list-item>
              <text:p text:style-name="P3"><text:span text:style-name="Strong_20_Emphasis">Real-time monitoring:</text:span> Provides real-time metrics and logs for proactive troubleshooting.</text:p>
            </text:list-item>
            <text:list-item>
              <text:p text:style-name="P3"><text:span text:style-name="Strong_20_Emphasis">Alarm creation:</text:span> Allows setting up alarms to trigger notifications based on specific metrics thresholds.</text:p>
            </text:list-item>
            <text:list-item>
              <text:p text:style-name="P3"><text:span text:style-name="Strong_20_Emphasis">Log management:</text:span> Enables centralized log collection, aggregation, and analysis.</text:p>
            </text:list-item>
            <text:list-item>
              <text:p text:style-name="P3"><text:span text:style-name="Strong_20_Emphasis">Cost optimization:</text:span> Helps identify underutilized resources and optimize cloud spending.</text:p>
              <text:p text:style-name="P3"/>
            </text:list-item>
          </text:list>
        </text:list-item>
        <text:list-item>
          <text:p text:style-name="P3"><text:span text:style-name="Strong_20_Emphasis">What are the different types of data sources monitored by CloudWatch?</text:span></text:p>
          <text:list>
            <text:list-item>
              <text:p text:style-name="P3"><text:span text:style-name="Strong_20_Emphasis">Metrics:</text:span> Numerical values representing resource utilization and performance (CPU, memory, network traffic).</text:p>
            </text:list-item>
            <text:list-item>
              <text:p text:style-name="P3"><text:span text:style-name="Strong_20_Emphasis">Logs:</text:span> Textual data generated by your applications and AWS services.</text:p>
            </text:list-item>
            <text:list-item>
              <text:p text:style-name="P3"><text:span text:style-name="Strong_20_Emphasis">Events:</text:span> Occurrences within your AWS environment (e.g., EC2 instance launch, Lambda function execution).</text:p>
              <text:p text:style-name="P3"/>
            </text:list-item>
          </text:list>
        </text:list-item>
      </text:list>
      <text:p text:style-name="P2"><text:span text:style-name="Strong_20_Emphasis">CloudWatch Metrics:</text:span></text:p>
      <text:list text:style-name="L2">
        <text:list-item>
          <text:p text:style-name="P4"><text:span text:style-name="Strong_20_Emphasis">What are namespaces in CloudWatch metrics?</text:span></text:p>
          <text:list>
            <text:list-item>
              <text:p text:style-name="P4">Namespaces categorize metrics based on their origin (e.g., AWS/EC2, AWS/RDS).</text:p>
              <text:p text:style-name="P4"/>
            </text:list-item>
          </text:list>
        </text:list-item>
        <text:list-item>
          <text:p text:style-name="P4"><text:span text:style-name="Strong_20_Emphasis">What are dimensions in CloudWatch metrics?</text:span></text:p>
          <text:list>
            <text:list-item>
              <text:p text:style-name="P4">Dimensions further categorize metrics with additional attributes (e.g., InstanceId for EC2 metrics).</text:p>
              <text:p text:style-name="P4"/>
            </text:list-item>
          </text:list>
        </text:list-item>
        <text:list-item>
          <text:p text:style-name="P4"><text:span text:style-name="Strong_20_Emphasis">How can you customize the granularity of CloudWatch metrics data?</text:span></text:p>
          <text:list>
            <text:list-item>
              <text:p text:style-name="P4">Set the period (e.g., 1 minute, 5 minutes) at which metrics data is collected and stored.</text:p>
              <text:p text:style-name="P4"/>
            </text:list-item>
          </text:list>
        </text:list-item>
        <text:list-item>
          <text:p text:style-name="P4"><text:span text:style-name="Strong_20_Emphasis">Explain the difference between standard and custom metrics in CloudWatch.</text:span></text:p>
          <text:list>
            <text:list-item>
              <text:p text:style-name="P4"><text:span text:style-name="Strong_20_Emphasis">Standard metrics:</text:span> Predefined metrics automatically collected by AWS for various services.</text:p>
            </text:list-item>
            <text:list-item>
              <text:p text:style-name="P4"><text:span text:style-name="Strong_20_Emphasis">Custom metrics:</text:span> User-defined metrics published by your applications using the CloudWatch SDK or APIs.</text:p>
              <text:p text:style-name="P4"/>
            </text:list-item>
          </text:list>
        </text:list-item>
      </text:list>
      <text:p text:style-name="P2"><text:span text:style-name="Strong_20_Emphasis">CloudWatch Alarms:</text:span></text:p>
      <text:list text:style-name="L3">
        <text:list-item>
          <text:p text:style-name="P5"><text:span text:style-name="Strong_20_Emphasis">What are CloudWatch alarms?</text:span></text:p>
          <text:list>
            <text:list-item>
              <text:p text:style-name="P5">Alarms are rules that monitor metrics and trigger notifications when a specific threshold is breached.</text:p>
              <text:p text:style-name="P5"/>
            </text:list-item>
          </text:list>
        </text:list-item>
        <text:list-item>
          <text:p text:style-name="P5"><text:span text:style-name="Strong_20_Emphasis">What are the different types of CloudWatch alarms?</text:span></text:p>
          <text:list>
            <text:list-item>
              <text:p text:style-name="P5"><text:span text:style-name="Strong_20_Emphasis">Threshold alarms:</text:span> Trigger based on exceeding or falling below a specific metric value.</text:p>
            </text:list-item>
            <text:list-item>
              <text:p text:style-name="P5"><text:span text:style-name="Strong_20_Emphasis">Composite alarms:</text:span> Combine multiple metrics using logical operators (AND, OR) for complex monitoring scenarios.</text:p>
              <text:p text:style-name="P5"/>
            </text:list-item>
          </text:list>
        </text:list-item>
        <text:list-item>
          <text:p text:style-name="P5"><text:span text:style-name="Strong_20_Emphasis">What actions can be triggered by CloudWatch alarms?</text:span></text:p>
          <text:list>
            <text:list-item>
              <text:p text:style-name="P5">Sending notifications (SMS, SNS, email)</text:p>
            </text:list-item>
            <text:list-item>
              <text:p text:style-name="P5">Auto-scaling actions (scaling EC2 instances up or down)</text:p>
            </text:list-item>
            <text:list-item>
              <text:p text:style-name="P5">Lambda function invocation for automated remediation</text:p>
              <text:p text:style-name="P5"/>
            </text:list-item>
          </text:list>
        </text:list-item>
        <text:list-item>
          <text:p text:style-name="P5"><text:span text:style-name="Strong_20_Emphasis">How can you define alarm states in CloudWatch (OK, ALARM, INSUFFICIENT_DATA)?</text:span></text:p>
          <text:list>
            <text:list-item>
              <text:p text:style-name="P5">Alarms have states that indicate whether the monitored metric is within the desired range or if insufficient data is available.</text:p>
              <text:p text:style-name="P5"><text:soft-page-break/></text:p>
            </text:list-item>
          </text:list>
        </text:list-item>
      </text:list>
      <text:p text:style-name="P2"><text:span text:style-name="Strong_20_Emphasis">CloudWatch Logs:</text:span></text:p>
      <text:list text:style-name="L4">
        <text:list-item>
          <text:p text:style-name="P6"><text:span text:style-name="Strong_20_Emphasis">How does CloudWatch ingest logs from various sources?</text:span></text:p>
          <text:list>
            <text:list-item>
              <text:p text:style-name="P6">Logs can be sent to CloudWatch using the CloudWatch Logs agent, AWS SDKs, or directly from applications.</text:p>
              <text:p text:style-name="P6"/>
            </text:list-item>
          </text:list>
        </text:list-item>
        <text:list-item>
          <text:p text:style-name="P6"><text:span text:style-name="Strong_20_Emphasis">What are log groups and log streams in CloudWatch Logs?</text:span></text:p>
          <text:list>
            <text:list-item>
              <text:p text:style-name="P6"><text:span text:style-name="Strong_20_Emphasis">Log groups:</text:span> Categorize related logs based on application or service.</text:p>
            </text:list-item>
            <text:list-item>
              <text:p text:style-name="P6"><text:span text:style-name="Strong_20_Emphasis">Log streams:</text:span> Represent individual streams of log events within a log group.</text:p>
              <text:p text:style-name="P6"/>
            </text:list-item>
          </text:list>
        </text:list-item>
        <text:list-item>
          <text:p text:style-name="P6"><text:span text:style-name="Strong_20_Emphasis">How can you filter and search CloudWatch logs?</text:span></text:p>
          <text:list>
            <text:list-item>
              <text:p text:style-name="P6">CloudWatch Logs provides filtering capabilities based on log data and timestamps.</text:p>
              <text:p text:style-name="P6"/>
            </text:list-item>
          </text:list>
        </text:list-item>
        <text:list-item>
          <text:p text:style-name="P6"><text:span text:style-name="Strong_20_Emphasis">Explain Log Insights in CloudWatch Logs.</text:span></text:p>
          <text:list>
            <text:list-item>
              <text:p text:style-name="P6">Log Insights is a query language for analyzing and searching large volumes of log data in CloudWatch logs.</text:p>
              <text:p text:style-name="P6"/>
            </text:list-item>
          </text:list>
        </text:list-item>
      </text:list>
      <text:p text:style-name="P2"><text:span text:style-name="Strong_20_Emphasis">CloudWatch Billing and Cost Optimization:</text:span></text:p>
      <text:list text:style-name="L5">
        <text:list-item>
          <text:p text:style-name="P7"><text:span text:style-name="Strong_20_Emphasis">Are there any costs associated with using CloudWatch?</text:span></text:p>
          <text:list>
            <text:list-item>
              <text:p text:style-name="P7">CloudWatch has a free tier with limited usage. Beyond that, you are charged based on the amount of data stored (metrics, logs) and the number of alarms triggered.</text:p>
              <text:p text:style-name="P7"/>
            </text:list-item>
          </text:list>
        </text:list-item>
        <text:list-item>
          <text:p text:style-name="P7"><text:span text:style-name="Strong_20_Emphasis">How can you optimize costs associated with CloudWatch?</text:span></text:p>
          <text:list>
            <text:list-item>
              <text:p text:style-name="P7">Enable data retention policies to automatically delete old logs after a specific period.</text:p>
            </text:list-item>
            <text:list-item>
              <text:p text:style-name="P7">Utilize filtering and aggregation to store only relevant log data.</text:p>
            </text:list-item>
            <text:list-item>
              <text:p text:style-name="P7">Set appropriate alarm thresholds to avoid unnecessary notifications.</text:p>
              <text:p text:style-name="P7"/>
            </text:list-item>
          </text:list>
        </text:list-item>
      </text:list>
      <text:p text:style-name="P2"><text:span text:style-name="Strong_20_Emphasis">Advanced CloudWatch Topics:</text:span></text:p>
      <text:list text:style-name="L6">
        <text:list-item>
          <text:p text:style-name="P8"><text:span text:style-name="Strong_20_Emphasis">Explain CloudWatch Dashboards.</text:span></text:p>
          <text:list>
            <text:list-item>
              <text:p text:style-name="P8">CloudWatch Dashboards allow you to create custom visualizations of your CloudWatch metrics and logs for a centralized overview of your environment.</text:p>
              <text:p text:style-name="P8"/>
            </text:list-item>
          </text:list>
        </text:list-item>
        <text:list-item>
          <text:p text:style-name="P8"><text:span text:style-name="Strong_20_Emphasis">What is CloudWatch ServiceLens?</text:span></text:p>
          <text:list>
            <text:list-item>
              <text:p text:style-name="P8">ServiceLens is a feature within CloudWatch that provides application tracing capabilities to understand application performance and identify bottlenecks.</text:p>
              <text:p text:style-name="P8"/>
            </text:list-item>
          </text:list>
        </text:list-item>
      </text:list>
      <text:list text:style-name="L7">
        <text:list-item>
          <text:p text:style-name="P9"><text:span text:style-name="Strong_20_Emphasis">How can CloudWatch integrate with other AWS services?</text:span></text:p>
          <text:list>
            <text:list-item>
              <text:p text:style-name="P9">CloudWatch integrates with many AWS services, allowing you to collect and monitor metrics directly from those services. For example, you can monitor EC2 instance CPU utilization, RDS database connections, or Lambda function execution times.</text:p>
              <text:p text:style-name="P9"/>
            </text:list-item>
          </text:list>
        </text:list-item>
        <text:list-item>
          <text:p text:style-name="P9"><text:span text:style-name="Strong_20_Emphasis">What is Amazon EventBridge and how does it work with CloudWatch?</text:span></text:p>
          <text:list>
            <text:list-item>
              <text:p text:style-name="P9">Amazon EventBridge is a serverless event bus that allows you to route events from various sources (including CloudWatch events) to different targets for further processing or triggering actions.</text:p>
              <text:p text:style-name="P9"/>
            </text:list-item>
          </text:list>
        </text:list-item>
        <text:list-item>
          <text:p text:style-name="P9"><text:span text:style-name="Strong_20_Emphasis">Explain CloudWatch anomaly detection.</text:span></text:p>
          <text:list>
            <text:list-item>
              <text:p text:style-name="P9">CloudWatch can detect anomalies in your metrics data using statistical methods, helping you identify unexpected changes in resource utilization or application behavior.</text:p>
              <text:p text:style-name="P9"/>
            </text:list-item>
          </text:list>
        </text:list-item>
      </text:list>
      <text:p text:style-name="P2"><text:span text:style-name="Strong_20_Emphasis">Troubleshooting with CloudWatch:</text:span></text:p>
      <text:list text:style-name="L8">
        <text:list-item>
          <text:p text:style-name="P10"><text:span text:style-name="Strong_20_Emphasis">How can you use CloudWatch logs for troubleshooting application issues?</text:span></text:p>
          <text:list>
            <text:list-item>
              <text:p text:style-name="P10">By analyzing logs, you can identify errors, exceptions, and performance bottlenecks within your applications.</text:p>
              <text:p text:style-name="P10"><text:soft-page-break/></text:p>
            </text:list-item>
          </text:list>
        </text:list-item>
        <text:list-item>
          <text:p text:style-name="P10"><text:span text:style-name="Strong_20_Emphasis">What are some best practices for setting up CloudWatch alarms?</text:span></text:p>
          <text:list>
            <text:list-item>
              <text:p text:style-name="P10">Define clear and actionable alarm thresholds based on expected resource utilization and application behavior.</text:p>
            </text:list-item>
            <text:list-item>
              <text:p text:style-name="P10">Group related metrics into composite alarms for comprehensive monitoring.</text:p>
            </text:list-item>
            <text:list-item>
              <text:p text:style-name="P10">Route notifications to the appropriate personnel for timely response to alarms.</text:p>
              <text:p text:style-name="P10"/>
            </text:list-item>
          </text:list>
        </text:list-item>
      </text:list>
      <text:p text:style-name="P2"><text:span text:style-name="Strong_20_Emphasis">Beyond the Basics:</text:span></text:p>
      <text:list text:style-name="L9">
        <text:list-item>
          <text:p text:style-name="P11"><text:span text:style-name="Strong_20_Emphasis">What are some use cases for CloudWatch Logs insights queries?</text:span></text:p>
          <text:list>
            <text:list-item>
              <text:p text:style-name="P11">Identifying security threats by analyzing log data for suspicious activity.</text:p>
            </text:list-item>
            <text:list-item>
              <text:p text:style-name="P11">Debugging application errors by searching for specific log messages.</text:p>
            </text:list-item>
            <text:list-item>
              <text:p text:style-name="P11">Correlating events from different sources for root cause analysis.</text:p>
              <text:p text:style-name="P11"/>
            </text:list-item>
          </text:list>
        </text:list-item>
        <text:list-item>
          <text:p text:style-name="P11"><text:span text:style-name="Strong_20_Emphasis">How does CloudWatch integrate with Infrastructure as Code (IaC) tools?</text:span></text:p>
          <text:list>
            <text:list-item>
              <text:p text:style-name="P11">CloudFormation templates can be used to define CloudWatch resources like alarms and dashboards alongside your infrastructure deployments.</text:p>
              <text:p text:style-name="P11"/>
            </text:list-item>
          </text:list>
        </text:list-item>
        <text:list-item>
          <text:p text:style-name="P11"><text:span text:style-name="Strong_20_Emphasis">What are some security considerations for using CloudWatch Logs?</text:span></text:p>
          <text:list>
            <text:list-item>
              <text:p text:style-name="P11">Implement IAM policies to control access to log groups and log streams based on the principle of least privilege.</text:p>
            </text:list-item>
            <text:list-item>
              <text:p text:style-name="P11">Encrypt sensitive data within your logs using AWS Key Management Service (KMS).</text:p>
              <text:p text:style-name="P11"/>
            </text:list-item>
          </text:list>
        </text:list-item>
        <text:list-item>
          <text:p text:style-name="P11"><text:span text:style-name="Strong_20_Emphasis">What are the future trends and potential advancements for CloudWatch?</text:span></text:p>
          <text:list>
            <text:list-item>
              <text:p text:style-name="P11">Continued integration with other AWS services for comprehensive monitoring experience.</text:p>
            </text:list-item>
            <text:list-item>
              <text:p text:style-name="P11">Enhanced machine learning capabilities for anomaly detection and predictive maintenance.</text:p>
            </text:list-item>
            <text:list-item>
              <text:p text:style-name="P11">Improved log analytics features and visualizations for deeper insights from log data.</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2811in" fo:margin-bottom="0.3492in" fo:margin-left="0.3854in" fo:margin-right="0.382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0:41:05.341262469</meta:creation-date>
    <dc:date>2024-03-12T10:44:53.473131752</dc:date>
    <meta:editing-duration>PT3M49S</meta:editing-duration>
    <meta:editing-cycles>1</meta:editing-cycles>
    <meta:generator>LibreOffice/7.6.4.1$Linux_X86_64 LibreOffice_project/60$Build-1</meta:generator>
    <meta:document-statistic meta:table-count="0" meta:image-count="0" meta:object-count="0" meta:page-count="3" meta:paragraph-count="111" meta:word-count="1015" meta:character-count="6644" meta:non-whitespace-character-count="5816"/>
  </office:meta>
</office:document-meta>
</file>